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61.9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imuli_wordsort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stimuli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√©lo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v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l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ou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ul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u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u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nn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√©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l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ach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ch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√©t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rt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ch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√©t√©o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√©b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f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√©col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cr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gr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k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q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√©lo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gu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gu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qu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qu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√©ro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ol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za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uz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ach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nd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mb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vio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√©ntr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√ß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uc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pi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√ß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g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os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ng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so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le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√®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√®r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√®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oic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le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pr√®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√®m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uf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ss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an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e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x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ve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ixe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gn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gn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tez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√ß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id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gn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gn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ime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etez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√¢g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i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√¢n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√¢t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√¢t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√¢p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√¢l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√¢to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√¢ch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ya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√©vei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e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i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u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u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√¢t√©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ig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ar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√ßa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√¢n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eux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oyo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√™t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√™t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youpi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√™pe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√™te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√™ver</text:p>
          </table:table-cell>
          <table:table-cell office:value-type="string" calcext:value-type="string">
            <text:p>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l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m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ir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las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l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r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m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√©l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√©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√©v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√©a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ur√©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lur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oum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ul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√©n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l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v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l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v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l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uv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vi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tu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lil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esn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√©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j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f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of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t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j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fr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v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n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ij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√©n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√©√©t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l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d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um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d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ur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d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lun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at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ch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√©√©m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c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r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√©b√©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un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√©ac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√©lo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r√©c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rav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t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s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q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op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k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of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√©v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d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g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uev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uqu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ip√©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√©n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z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√©or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r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j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ur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rb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oud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av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lun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b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n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ned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nv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io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nk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jam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iov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lan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if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iv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l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q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ac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up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hen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ivin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nm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ll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√©s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if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n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ep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r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√©sop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ng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oub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ler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va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od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√®rep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√©r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n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rov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vo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ifl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√®sp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√®merc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b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lac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l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m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tu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f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el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r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sia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ja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esa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nr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j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l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t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rh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ob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xat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t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erh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ifer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rh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uz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if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xat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f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l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av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r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n√©g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gl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iber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etej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j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p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f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f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l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av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ie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n√©g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gl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iber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etej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g√¢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l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n√¢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ep√¢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√©p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u√¢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em√¢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√¢bon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√©f√¢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aun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p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l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j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un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√©p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av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t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oph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ig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un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re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ri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√¢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m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yux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oyo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√™t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√™k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iyou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√™ke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et√™f</text:p>
          </table:table-cell>
          <table:table-cell office:value-type="string" calcext:value-type="string">
            <text:p>pseudowor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√™mer</text:p>
          </table:table-cell>
          <table:table-cell office:value-type="string" calcext:value-type="string">
            <text:p>pseudowo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03" meta:object-count="0"/>
    <meta:generator>LibreOffice/6.0.7.3$Linux_X86_64 LibreOffice_project/00m0$Build-3</meta:generator>
  </office:meta>
</office:document-meta>
</file>